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16c6" officeooo:paragraph-rsid="001016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 rmdir directory name -&gt; remove only empty directory</text:p>
      <text:p text:style-name="P1">$ rm -r directory_name -&gt; remove all the data of the directory including itsel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1T13:17:34.066342711</meta:creation-date>
    <meta:generator>LibreOffice/6.0.7.3$Linux_X86_64 LibreOffice_project/00m0$Build-3</meta:generator>
    <dc:date>2021-08-11T13:20:36.027672965</dc:date>
    <meta:editing-duration>PT3M5S</meta:editing-duration>
    <meta:editing-cycles>1</meta:editing-cycles>
    <meta:document-statistic meta:table-count="0" meta:image-count="0" meta:object-count="0" meta:page-count="1" meta:paragraph-count="2" meta:word-count="23" meta:character-count="133" meta:non-whitespace-character-count="112"/>
  </office:meta>
</office:document-meta>
</file>